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  <style:text-properties fo:font-size="14pt" style:font-size-asian="14pt"/>
    </style:style>
    <style:style style:name="P2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3" style:parent-style-name="Kolorowalistaakcent11" style:family="paragraph">
      <style:paragraph-properties fo:text-align="justify" fo:margin-left="0.1972in" fo:text-indent="-0.1972in">
        <style:tab-stops/>
      </style:paragraph-properties>
    </style:style>
    <style:style style:name="P4" style:parent-style-name="Kolorowalistaakcent11" style:family="paragraph">
      <style:paragraph-properties fo:text-align="justify" fo:margin-left="0.1972in" fo:text-indent="-0.1972in">
        <style:tab-stops/>
      </style:paragraph-properties>
    </style:style>
  </office:automatic-styles>
  <office:body>
    <office:text text:use-soft-page-breaks="true">
      <text:h text:style-name="P1" text:outline-level="1">Realizacja ogólnego tematu „Wprowadzenie do rekurencji<text:s/>2” – sugestie autorów</text:h>
      <text:list text:style-name="LFO1" text:continue-numbering="true">
        <text:list-item>
          <text:p text:style-name="P2">Celem tematu jest zapoznanie uczniów z innym rodzajem rekurencji, aniżeli przedstawiony w części pierwszej – z rekurencją, która najpierw schodzi na sam dół, a dopiero potem, wracając, wykonuje obliczenia.</text:p>
        </text:list-item>
        <text:list-item>
          <text:p text:style-name="P3">Rodzaj rekurencji przedstawiony w tym temacie wydaje się jeszcze trudniejszy do przyswojenia przez uczniów, dlatego należy zwrócić szczególną uwagę na realizację tego tematu.</text:p>
        </text:list-item>
        <text:list-item>
          <text:p text:style-name="P4">Temat powinien zostać poprowadzony po części pierwszej wprowadzenia do rekurencji. Uczniowie muszą rozumieć pojęcie rekurencji, przed przystąpieniem do części drugiej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language-asian="en" style:country-asian="US"/>
    </style:style>
    <style:style style:name="Odwołanieprzypisudolnego" style:display-name="Odwołanie przypisu dolnego" style:family="text">
      <style:text-properties style:text-position="super 65%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47:00Z</meta:creation-date>
    <dc:date>2018-11-10T18:47:00Z</dc:date>
    <meta:template xlink:href="Normal.dotm" xlink:type="simple"/>
    <meta:editing-cycles>2</meta:editing-cycles>
    <meta:editing-duration>PT0S</meta:editing-duration>
    <meta:document-statistic meta:page-count="1" meta:paragraph-count="1" meta:word-count="89" meta:character-count="625" meta:row-count="4" meta:non-whitespace-character-count="537"/>
  </office:meta>
</office:document-meta>
</file>